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DejaVu Sans Condensed1" svg:font-family="'DejaVu Sans Condensed'" style:font-family-generic="swiss"/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3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5272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0.4728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4626in"/>
    </style:style>
    <style:style style:name="co7" style:family="table-column">
      <style:table-column-properties fo:break-before="auto" style:column-width="1.0575in"/>
    </style:style>
    <style:style style:name="co8" style:family="table-column">
      <style:table-column-properties fo:break-before="auto" style:column-width="0.398in"/>
    </style:style>
    <style:style style:name="co9" style:family="table-column">
      <style:table-column-properties fo:break-before="auto" style:column-width="0.3654in"/>
    </style:style>
    <style:style style:name="co10" style:family="table-column">
      <style:table-column-properties fo:break-before="auto" style:column-width="0.4945in"/>
    </style:style>
    <style:style style:name="co11" style:family="table-column">
      <style:table-column-properties fo:break-before="auto" style:column-width="5.089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2" style:font-size-asian="6.80000019073486pt" style:language-asian="zxx" style:country-asian="none" style:font-style-asian="normal" style:font-weight-asian="normal" style:font-name-complex="DejaVu Sans Condensed2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Nimbus Sans L1" fo:font-size="10pt" fo:font-weight="normal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Default"/>
        <table:table-column table:style-name="co12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Joanie</text:p>
          </table:table-cell>
          <table:table-cell table:style-name="ce1" office:value-type="string">
            <text:p>Lynn</text:p>
          </table:table-cell>
          <table:table-cell table:style-name="ce1" office:value-type="string">
            <text:p>Rich</text:p>
          </table:table-cell>
          <table:table-cell table:style-name="ce1" office:value-type="string">
            <text:p>Mike</text:p>
          </table:table-cell>
          <table:table-cell table:style-name="ce1" office:value-type="string">
            <text:p>Willie</text:p>
          </table:table-cell>
          <table:table-cell table:style-name="ce1" office:value-type="string">
            <text:p>Calc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2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6" table:number-columns-repeated="2"/>
          <table:table-cell table:style-name="ce1"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:.F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:.F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:.F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0674">350674</text:a></text:p>
          </table:table-cell>
          <table:table-cell office:value-type="string">
            <text:p>make orca announce when a new folder is opened and announce number of item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5:.F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58">353458</text:a></text:p>
          </table:table-cell>
          <table:table-cell office:value-type="string">
            <text:p>[blocked] Text selection in Evolution "New Message" text area is not report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6:.F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7:.F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6874">406874</text:a></text:p>
          </table:table-cell>
          <table:table-cell office:value-type="string">
            <text:p>Minor efficiency enhancements for flat_review.py:getZonesFromText</text:p>
          </table:table-cell>
          <table:table-cell table:number-columns-repeated="244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8:.F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9:.F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2086">352086</text:a></text:p>
          </table:table-cell>
          <table:table-cell office:value-type="string">
            <text:p>[blocked] Orca stops speaking items in Evolution's Select a Folder dialog if you start typin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0:.F1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5949">385949</text:a></text:p>
          </table:table-cell>
          <table:table-cell office:value-type="string">
            <text:p>[blocked] Orca has traceback with Firefox 3.0 nightly when testing bookmark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1:.F1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2:.F1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5">400715</text:a></text:p>
          </table:table-cell>
          <table:table-cell office:value-type="string">
            <text:p>[requirement] Extend the Find command for HTML web content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3:.F1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4:.F1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745">355745</text:a></text:p>
          </table:table-cell>
          <table:table-cell office:value-type="string">
            <text:p>[blocked] Firefox web proxy entry cannot be reported by orca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5:.F1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6:.F1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68">353468</text:a></text:p>
          </table:table-cell>
          <table:table-cell office:value-type="string">
            <text:p>[blocked] Orca not always reporting expanded state of Evolution mail tree item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7:.F1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970">354970</text:a></text:p>
          </table:table-cell>
          <table:table-cell office:value-type="string">
            <text:p>Support customization of key and braille binding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8:.F1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blo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19:.F1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0:.F2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1:.F2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2:.F2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24">405624</text:a></text:p>
          </table:table-cell>
          <table:table-cell office:value-type="string">
            <text:p>Orca failed to report the label if it was same as previous one.</text:p>
          </table:table-cell>
          <table:table-cell table:number-columns-repeated="244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3:.F2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759">405759</text:a></text:p>
          </table:table-cell>
          <table:table-cell office:value-type="string">
            <text:p>Distinguish Q and BLOCKQUOTE in (X)HTML content</text:p>
          </table:table-cell>
          <table:table-cell table:number-columns-repeated="244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4:.F2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781">395781</text:a></text:p>
          </table:table-cell>
          <table:table-cell office:value-type="string">
            <text:p>Indicate the tree level of items in the Gaim (post 2.0 beta 3.1) buddy lis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5:.F2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6:.F2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6902">406902</text:a></text:p>
          </table:table-cell>
          <table:table-cell office:value-type="string">
            <text:p>flat_review.py:visible can return false positives</text:p>
          </table:table-cell>
          <table:table-cell table:number-columns-repeated="244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7:.F2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480">407480</text:a></text:p>
          </table:table-cell>
          <table:table-cell office:value-type="string">
            <text:p>Orca quits when running "orca --help"</text:p>
          </table:table-cell>
          <table:table-cell table:number-columns-repeated="244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8:.F2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7930">357930</text:a></text:p>
          </table:table-cell>
          <table:table-cell office:value-type="string">
            <text:p>Orca icon in launch menu is not compliant with gnome theme setting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29:.F2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40">319740</text:a></text:p>
          </table:table-cell>
          <table:table-cell office:value-type="string">
            <text:p>Efficiency concerns in src/orca/atspi.py:findBy{Role,Name}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0:.F3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2192">402192</text:a></text:p>
          </table:table-cell>
          <table:table-cell office:value-type="string">
            <text:p>Orca does not speak text that is pasted in by middle mouse click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1:.F3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402494">402494</text:a></text:p>
          </table:table-cell>
          <table:table-cell office:value-type="string">
            <text:p>For statement refactoring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2:.F3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815">405815</text:a></text:p>
          </table:table-cell>
          <table:table-cell office:value-type="string">
            <text:p>Many OOo Writer Unmapped Keycode warnings</text:p>
          </table:table-cell>
          <table:table-cell table:number-columns-repeated="244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3:.F3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70">319770</text:a></text:p>
          </table:table-cell>
          <table:table-cell office:value-type="string">
            <text:p>src/orca/flat_review.py:getZonesFromAccessible should clip zones based on what text is visib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4:.F3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5:.F3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6:.F3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7:.F3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1889">401889</text:a></text:p>
          </table:table-cell>
          <table:table-cell office:value-type="string">
            <text:p>Orca does not speak backspaced characters in certain dialog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8:.F3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052">404052</text:a></text:p>
          </table:table-cell>
          <table:table-cell office:value-type="string">
            <text:p>Say something to let the user know the Preferences dialog is loadin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39:.F3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2131">342131</text:a></text:p>
          </table:table-cell>
          <table:table-cell office:value-type="string">
            <text:p>[requirement] Implement verbalized link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0:.F4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2835">402835</text:a></text:p>
          </table:table-cell>
          <table:table-cell office:value-type="string">
            <text:p>In Firefox 3.0 a submenu of the bookmarks menu cannot be accessed, if speech is activat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1:.F4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0050">380050</text:a></text:p>
          </table:table-cell>
          <table:table-cell office:value-type="string">
            <text:p>New window should be focused after user presses "Quit" or "Preferences" button in orca preferences window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2:.F4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26">353426</text:a></text:p>
          </table:table-cell>
          <table:table-cell office:value-type="string">
            <text:p>[blocked] Window behavior preferences read incorrectly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3:.F4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47959">347959</text:a></text:p>
          </table:table-cell>
          <table:table-cell office:value-type="string">
            <text:p>Graphical smileys in Gaim chatroom cause follow text to not get read immediatel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4:.F4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5:.F4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4973">374973</text:a></text:p>
          </table:table-cell>
          <table:table-cell office:value-type="string">
            <text:p>Orca installation script need to be modified for solaris building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6:.F4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7:.F4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8:.F4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16">405616</text:a></text:p>
          </table:table-cell>
          <table:table-cell office:value-type="string">
            <text:p>Orca failed to report the combobox menu.</text:p>
          </table:table-cell>
          <table:table-cell table:number-columns-repeated="244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49:.F4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50:.F5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71">319771</text:a></text:p>
          </table:table-cell>
          <table:table-cell office:value-type="string">
            <text:p>src/orca/flat_review.py:getZonesFromAccessible should optimize for text that is visib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51:.F5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78">319778</text:a></text:p>
          </table:table-cell>
          <table:table-cell office:value-type="string">
            <text:p>src/orca/hierarchical_presenter.py: need to determine if this is supported or no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52:.F5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26528">326528</text:a></text:p>
          </table:table-cell>
          <table:table-cell office:value-type="string">
            <text:p>Ability to suppress debug trace per modul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string">
            <text:p>TBS</text:p>
          </table:table-cell>
          <table:table-cell table:number-columns-repeated="5"/>
          <table:table-cell table:formula="oooc:=AVERAGE([.A53:.F5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13">405613</text:a></text:p>
          </table:table-cell>
          <table:table-cell office:value-type="string">
            <text:p>Totem crashes when user open files while orca running.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  <table:table-cell table:formula="oooc:=AVERAGE([.A54:.F54])" office:value-type="float" office:value="1">
            <text:p>1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Firefox 3.0 - most web pages, but no guarantees on DHTML, Lockhart, AJA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  <table:table-cell table:formula="oooc:=AVERAGE([.A55:.F55])" office:value-type="float" office:value="2">
            <text:p>2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9">404409</text:a></text:p>
          </table:table-cell>
          <table:table-cell office:value-type="string">
            <text:p>Thunderbir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  <table:table-cell table:formula="oooc:=AVERAGE([.A56:.F56])" office:value-type="float" office:value="3">
            <text:p>3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63">400763</text:a></text:p>
          </table:table-cell>
          <table:table-cell office:value-type="string">
            <text:p>Orca hangs after starting the update process in update manag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table:formula="oooc:=AVERAGE([.A57:.F57])" office:value-type="float" office:value="5">
            <text:p>5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table:formula="oooc:=AVERAGE([.A58:.F58])" office:value-type="float" office:value="6">
            <text:p>6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  <table:table-cell table:formula="oooc:=AVERAGE([.A59:.F59])" office:value-type="float" office:value="7">
            <text:p>7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Firefox 3.0 - evaluation of DHTML, Lockhart, AJA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table:formula="oooc:=AVERAGE([.A60:.F60])" office:value-type="float" office:value="8">
            <text:p>8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  <table:table-cell table:formula="oooc:=AVERAGE([.A61:.F61])" office:value-type="float" office:value="9">
            <text:p>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  <table:table-cell table:formula="oooc:=AVERAGE([.A62:.F62])" office:value-type="float" office:value="10">
            <text:p>1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09">400709</text:a></text:p>
          </table:table-cell>
          <table:table-cell office:value-type="string">
            <text:p>Userr should be able to navigate the gnome panels (top and bottom)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1.1">
            <text:p>11.1</text:p>
          </table:table-cell>
          <table:table-cell table:number-columns-repeated="5"/>
          <table:table-cell table:formula="oooc:=AVERAGE([.A63:.F63])" office:value-type="float" office:value="11.1">
            <text:p>11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1.2">
            <text:p>11.2</text:p>
          </table:table-cell>
          <table:table-cell table:number-columns-repeated="5"/>
          <table:table-cell table:formula="oooc:=AVERAGE([.A64:.F64])" office:value-type="float" office:value="11.2">
            <text:p>11.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table:formula="oooc:=AVERAGE([.A65:.F65])" office:value-type="float" office:value="12">
            <text:p>1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2.1">
            <text:p>12.1</text:p>
          </table:table-cell>
          <table:table-cell table:number-columns-repeated="5"/>
          <table:table-cell table:formula="oooc:=AVERAGE([.A66:.F66])" office:value-type="float" office:value="12.1">
            <text:p>12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  <table:table-cell table:formula="oooc:=AVERAGE([.A67:.F67])" office:value-type="float" office:value="13">
            <text:p>13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4.1">
            <text:p>14.1</text:p>
          </table:table-cell>
          <table:table-cell table:number-columns-repeated="5"/>
          <table:table-cell table:formula="oooc:=AVERAGE([.A68:.F68])" office:value-type="float" office:value="14.1">
            <text:p>14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8626">368626</text:a></text:p>
          </table:table-cell>
          <table:table-cell office:value-type="string">
            <text:p>[blocked] Orca accessing tool tips from gnome-panel causes gnome-panel to crash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4.2">
            <text:p>14.2</text:p>
          </table:table-cell>
          <table:table-cell table:number-columns-repeated="5"/>
          <table:table-cell table:formula="oooc:=AVERAGE([.A69:.F69])" office:value-type="float" office:value="14.2">
            <text:p>14.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8640">368640</text:a></text:p>
          </table:table-cell>
          <table:table-cell office:value-type="string">
            <text:p>[blocked] Orca should present tool tips when they are popped up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4.3">
            <text:p>14.3</text:p>
          </table:table-cell>
          <table:table-cell table:number-columns-repeated="5"/>
          <table:table-cell table:formula="oooc:=AVERAGE([.A70:.F70])" office:value-type="float" office:value="14.3">
            <text:p>14.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8009">398009</text:a></text:p>
          </table:table-cell>
          <table:table-cell office:value-type="string">
            <text:p>Orca should be able to provide tooltip text for an objec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  <table:table-cell table:formula="oooc:=AVERAGE([.A71:.F71])" office:value-type="float" office:value="15">
            <text:p>15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548">395548</text:a></text:p>
          </table:table-cell>
          <table:table-cell office:value-type="string">
            <text:p>Refactor calls to util.py as calls from delegates in default.p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  <table:table-cell table:formula="oooc:=AVERAGE([.A72:.F72])" office:value-type="float" office:value="16">
            <text:p>1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6">400716</text:a></text:p>
          </table:table-cell>
          <table:table-cell office:value-type="string">
            <text:p>[requirement] sayAll should be done by sentence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  <table:table-cell table:formula="oooc:=AVERAGE([.A73:.F73])" office:value-type="float" office:value="17">
            <text:p>1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  <table:table-cell table:formula="oooc:=AVERAGE([.A74:.F74])" office:value-type="float" office:value="18">
            <text:p>18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  <table:table-cell table:formula="oooc:=AVERAGE([.A75:.F75])" office:value-type="float" office:value="19">
            <text:p>1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table:formula="oooc:=AVERAGE([.A76:.F76])" office:value-type="float" office:value="20">
            <text:p>2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table:formula="oooc:=AVERAGE([.A77:.F77])" office:value-type="float" office:value="21">
            <text:p>2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.1">
            <text:p>22.1</text:p>
          </table:table-cell>
          <table:table-cell table:number-columns-repeated="5"/>
          <table:table-cell table:formula="oooc:=AVERAGE([.A78:.F78])" office:value-type="float" office:value="22.1">
            <text:p>22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.2">
            <text:p>22.2</text:p>
          </table:table-cell>
          <table:table-cell table:number-columns-repeated="5"/>
          <table:table-cell table:formula="oooc:=AVERAGE([.A79:.F79])" office:value-type="float" office:value="22.2">
            <text:p>22.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.3">
            <text:p>22.3</text:p>
          </table:table-cell>
          <table:table-cell table:number-columns-repeated="5"/>
          <table:table-cell table:formula="oooc:=AVERAGE([.A80:.F80])" office:value-type="float" office:value="22.3">
            <text:p>22.3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.4">
            <text:p>22.4</text:p>
          </table:table-cell>
          <table:table-cell table:number-columns-repeated="5"/>
          <table:table-cell table:formula="oooc:=AVERAGE([.A81:.F81])" office:value-type="float" office:value="22.4">
            <text:p>22.4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.5">
            <text:p>22.5</text:p>
          </table:table-cell>
          <table:table-cell table:number-columns-repeated="5"/>
          <table:table-cell table:formula="oooc:=AVERAGE([.A82:.F82])" office:value-type="float" office:value="22.5">
            <text:p>22.5</text:p>
          </table:table-cell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.6">
            <text:p>22.6</text:p>
          </table:table-cell>
          <table:table-cell table:number-columns-repeated="5"/>
          <table:table-cell table:formula="oooc:=AVERAGE([.A83:.F83])" office:value-type="float" office:value="22.6">
            <text:p>22.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2.7">
            <text:p>22.7</text:p>
          </table:table-cell>
          <table:table-cell table:number-columns-repeated="5"/>
          <table:table-cell table:formula="oooc:=AVERAGE([.A84:.F84])" office:value-type="float" office:value="22.7">
            <text:p>22.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2">400712</text:a></text:p>
          </table:table-cell>
          <table:table-cell office:value-type="string">
            <text:p>Orca doesn't provide compelling access to ooimpres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  <table:table-cell table:formula="oooc:=AVERAGE([.A85:.F85])" office:value-type="float" office:value="23">
            <text:p>2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  <table:table-cell table:formula="oooc:=AVERAGE([.A86:.F86])" office:value-type="float" office:value="24">
            <text:p>24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  <table:table-cell table:formula="oooc:=AVERAGE([.A87:.F87])" office:value-type="float" office:value="25">
            <text:p>25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  <table:table-cell table:formula="oooc:=AVERAGE([.A88:.F88])" office:value-type="float" office:value="26">
            <text:p>26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7">
            <text:p>27</text:p>
          </table:table-cell>
          <table:table-cell table:number-columns-repeated="5"/>
          <table:table-cell table:formula="oooc:=AVERAGE([.A89:.F89])" office:value-type="float" office:value="27">
            <text:p>27</text:p>
          </table:table-cell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8">
            <text:p>28</text:p>
          </table:table-cell>
          <table:table-cell table:number-columns-repeated="5"/>
          <table:table-cell table:formula="oooc:=AVERAGE([.A90:.F90])" office:value-type="float" office:value="28">
            <text:p>28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29">
            <text:p>29</text:p>
          </table:table-cell>
          <table:table-cell table:number-columns-repeated="5"/>
          <table:table-cell table:formula="oooc:=AVERAGE([.A91:.F91])" office:value-type="float" office:value="29">
            <text:p>29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  <table:table-cell table:formula="oooc:=AVERAGE([.A92:.F92])" office:value-type="float" office:value="30">
            <text:p>30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gnucash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  <table:table-cell table:formula="oooc:=AVERAGE([.A93:.F93])" office:value-type="float" office:value="31">
            <text:p>31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  <table:table-cell table:formula="oooc:=AVERAGE([.A94:.F94])" office:value-type="float" office:value="32">
            <text:p>32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Rhythmbox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  <table:table-cell table:formula="oooc:=AVERAGE([.A95:.F95])" office:value-type="float" office:value="33">
            <text:p>33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  <table:table-cell table:formula="oooc:=AVERAGE([.A96:.F96])" office:value-type="float" office:value="34">
            <text:p>34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  <table:table-cell table:formula="oooc:=AVERAGE([.A97:.F97])" office:value-type="float" office:value="35">
            <text:p>3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  <table:table-cell table:formula="oooc:=AVERAGE([.A98:.F98])" office:value-type="float" office:value="36">
            <text:p>36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  <table:table-cell table:formula="oooc:=AVERAGE([.A99:.F99])" office:value-type="float" office:value="37">
            <text:p>3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8">
            <text:p>38</text:p>
          </table:table-cell>
          <table:table-cell table:number-columns-repeated="5"/>
          <table:table-cell table:formula="oooc:=AVERAGE([.A100:.F100])" office:value-type="float" office:value="38">
            <text:p>38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Plann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  <table:table-cell table:formula="oooc:=AVERAGE([.A101:.F101])" office:value-type="float" office:value="39">
            <text:p>3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  <table:table-cell table:formula="oooc:=AVERAGE([.A102:.F102])" office:value-type="float" office:value="40">
            <text:p>40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  <table:table-cell table:formula="oooc:=AVERAGE([.A103:.F103])" office:value-type="float" office:value="41">
            <text:p>41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a bittorrent client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2">
            <text:p>42</text:p>
          </table:table-cell>
          <table:table-cell table:number-columns-repeated="5"/>
          <table:table-cell table:formula="oooc:=AVERAGE([.A104:.F104])" office:value-type="float" office:value="42">
            <text:p>42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3">
            <text:p>43</text:p>
          </table:table-cell>
          <table:table-cell table:number-columns-repeated="5"/>
          <table:table-cell table:formula="oooc:=AVERAGE([.A105:.F105])" office:value-type="float" office:value="43">
            <text:p>43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4">
            <text:p>44</text:p>
          </table:table-cell>
          <table:table-cell table:number-columns-repeated="5"/>
          <table:table-cell table:formula="oooc:=AVERAGE([.A106:.F106])" office:value-type="float" office:value="44">
            <text:p>44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5">
            <text:p>45</text:p>
          </table:table-cell>
          <table:table-cell table:number-columns-repeated="5"/>
          <table:table-cell table:formula="oooc:=AVERAGE([.A107:.F107])" office:value-type="float" office:value="45">
            <text:p>45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  <table:table-cell table:formula="oooc:=AVERAGE([.A108:.F108])" office:value-type="float" office:value="46">
            <text:p>4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Liferea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7">
            <text:p>47</text:p>
          </table:table-cell>
          <table:table-cell table:number-columns-repeated="5"/>
          <table:table-cell table:formula="oooc:=AVERAGE([.A109:.F109])" office:value-type="float" office:value="47">
            <text:p>4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gnome-blogg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  <table:table-cell table:formula="oooc:=AVERAGE([.A110:.F110])" office:value-type="float" office:value="48">
            <text:p>48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4">354464</text:a></text:p>
          </table:table-cell>
          <table:table-cell office:value-type="string">
            <text:p>[requirement] Jump to well-known objec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9">
            <text:p>49</text:p>
          </table:table-cell>
          <table:table-cell table:number-columns-repeated="5"/>
          <table:table-cell table:formula="oooc:=AVERAGE([.A111:.F111])" office:value-type="float" office:value="49">
            <text:p>4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  <table:table-cell table:formula="oooc:=AVERAGE([.A112:.F112])" office:value-type="float" office:value="50">
            <text:p>50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1">
            <text:p>51</text:p>
          </table:table-cell>
          <table:table-cell table:number-columns-repeated="5"/>
          <table:table-cell table:formula="oooc:=AVERAGE([.A113:.F113])" office:value-type="float" office:value="51">
            <text:p>51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2">
            <text:p>52</text:p>
          </table:table-cell>
          <table:table-cell table:number-columns-repeated="5"/>
          <table:table-cell table:formula="oooc:=AVERAGE([.A114:.F114])" office:value-type="float" office:value="52">
            <text:p>52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3">
            <text:p>53</text:p>
          </table:table-cell>
          <table:table-cell table:number-columns-repeated="5"/>
          <table:table-cell table:formula="oooc:=AVERAGE([.A115:.F115])" office:value-type="float" office:value="53">
            <text:p>53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4">
            <text:p>54</text:p>
          </table:table-cell>
          <table:table-cell table:number-columns-repeated="5"/>
          <table:table-cell table:formula="oooc:=AVERAGE([.A116:.F116])" office:value-type="float" office:value="54">
            <text:p>54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  <table:table-cell table:formula="oooc:=AVERAGE([.A117:.F117])" office:value-type="float" office:value="55">
            <text:p>5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gftp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6">
            <text:p>56</text:p>
          </table:table-cell>
          <table:table-cell table:number-columns-repeated="5"/>
          <table:table-cell table:formula="oooc:=AVERAGE([.A118:.F118])" office:value-type="float" office:value="56">
            <text:p>5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7">
            <text:p>57</text:p>
          </table:table-cell>
          <table:table-cell table:number-columns-repeated="5"/>
          <table:table-cell table:formula="oooc:=AVERAGE([.A119:.F119])" office:value-type="float" office:value="57">
            <text:p>57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8">
            <text:p>58</text:p>
          </table:table-cell>
          <table:table-cell table:number-columns-repeated="5"/>
          <table:table-cell table:formula="oooc:=AVERAGE([.A120:.F120])" office:value-type="float" office:value="58">
            <text:p>58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9">
            <text:p>59</text:p>
          </table:table-cell>
          <table:table-cell table:number-columns-repeated="5"/>
          <table:table-cell table:formula="oooc:=AVERAGE([.A121:.F121])" office:value-type="float" office:value="59">
            <text:p>59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1">400711</text:a></text:p>
          </table:table-cell>
          <table:table-cell office:value-type="string">
            <text:p>Month view is inaccessible in Evolution calendar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  <table:table-cell table:formula="oooc:=AVERAGE([.A122:.F122])" office:value-type="float" office:value="60">
            <text:p>60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  <table:table-cell table:formula="oooc:=AVERAGE([.A123:.F123])" office:value-type="float" office:value="61">
            <text:p>61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  <table:table-cell table:formula="oooc:=AVERAGE([.A124:.F124])" office:value-type="float" office:value="62">
            <text:p>62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table:formula="oooc:=AVERAGE([.A125:.F125])" office:value-type="float" office:value="63">
            <text:p>63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9901">399901</text:a></text:p>
          </table:table-cell>
          <table:table-cell office:value-type="string">
            <text:p>using ctrl + scrolling of mouse = magnified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table:formula="oooc:=AVERAGE([.A126:.F126])" office:value-type="float" office:value="64">
            <text:p>64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table:formula="oooc:=AVERAGE([.A127:.F127])" office:value-type="float" office:value="65">
            <text:p>65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table:formula="oooc:=AVERAGE([.A128:.F128])" office:value-type="float" office:value="66">
            <text:p>66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779">319779</text:a></text:p>
          </table:table-cell>
          <table:table-cell office:value-type="string">
            <text:p>Need to define what speech and mouse input events look like</text:p>
          </table:table-cell>
          <table:table-cell table:style-name="ce7" table:number-columns-repeated="2"/>
          <table:table-cell table:number-columns-repeated="242"/>
        </table:table-row>
        <table:table-row table:style-name="ro3" table:number-rows-repeated="6540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database-ranges>
        <table:database-range table:target-range-address="Sheet1.A2:Sheet1.IV129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DejaVu Sans Condensed1" svg:font-family="'DejaVu Sans Condensed'" style:font-family-generic="swiss"/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3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3">02/13/2007</text:date>, <text:time>10:3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Willie Walker</meta:initial-creator>
    <meta:creation-date>2007-02-11T13:18:15</meta:creation-date>
    <dc:creator>Willie Walker</dc:creator>
    <dc:date>2007-02-13T10:39:16</dc:date>
    <dc:language>en-US</dc:language>
    <meta:editing-cycles>9</meta:editing-cycles>
    <meta:editing-duration>PT1H2M9S</meta:editing-duration>
    <meta:user-defined meta:name="Info 1"/>
    <meta:user-defined meta:name="Info 2"/>
    <meta:user-defined meta:name="Info 3"/>
    <meta:user-defined meta:name="Info 4"/>
    <meta:document-statistic meta:table-count="3" meta:cell-count="901"/>
  </office:meta>
</office:document-meta>
</file>